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9pt"/>
    </style:style>
    <style:style style:name="co2" style:family="table-column">
      <style:table-column-properties fo:break-before="auto" style:column-width="181.7pt"/>
    </style:style>
    <style:style style:name="co3" style:family="table-column">
      <style:table-column-properties fo:break-before="auto" style:column-width="48.84pt"/>
    </style:style>
    <style:style style:name="co4" style:family="table-column">
      <style:table-column-properties fo:break-before="auto" style:column-width="119.91pt"/>
    </style:style>
    <style:style style:name="co5" style:family="table-column">
      <style:table-column-properties fo:break-before="auto" style:column-width="120.5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predictions_te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2" table:default-cell-style-name="Default"/>
        <table:table-column table:style-name="co6" table:number-columns-repeated="1015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edict_test1</text:p>
          </table:table-cell>
          <table:table-cell office:value-type="string" calcext:value-type="string">
            <text:p>predict_test2</text:p>
          </table:table-cell>
          <table:table-cell office:value-type="string" calcext:value-type="string">
            <text:p>predict_test3</text:p>
          </table:table-cell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worst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inlion.txt</text:p>
          </table:table-cell>
          <table:table-cell table:number-columns-repeated="2" office:value-type="string" calcext:value-type="string">
            <text:p>best</text:p>
          </table:table-cell>
          <table:table-cell office:value-type="string" calcext:value-type="string">
            <text:p>worst</text:p>
          </table:table-cell>
          <table:table-cell table:formula="of:=IF(AND(AND([.C2]=[.D2];[.D2]=[.E2]);[.C2]=&quot;best&quot;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80235581272527E-158" calcext:value-type="float">
            <text:p>2.80235581272527E-158</text:p>
          </table:table-cell>
          <table:table-cell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nk_to_the_future.txt</text:p>
          </table:table-cell>
          <table:table-cell table:number-columns-repeated="3" table:style-name="ce1" office:value-type="string" calcext:value-type="string">
            <text:p>best</text:p>
          </table:table-cell>
          <table:table-cell table:style-name="ce1" table:formula="of:=IF(AND(AND([.C3]=[.D3];[.D3]=[.E3]);[.C3]=&quot;best&quot;);1;0)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.52105937286123E-164" calcext:value-type="float">
            <text:p>3.52105937286123E-164</text:p>
          </table:table-cell>
          <table:table-cell table:style-name="ce1" office:value-type="float" office:value="7.65986702403567E-193" calcext:value-type="float">
            <text:p>7.65986702403567E-193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ntbury.txt</text:p>
          </table:table-cell>
          <table:table-cell table:number-columns-repeated="3" table:style-name="ce1" office:value-type="string" calcext:value-type="string">
            <text:p>best</text:p>
          </table:table-cell>
          <table:table-cell table:style-name="ce1" table:formula="of:=IF(AND(AND([.C4]=[.D4];[.D4]=[.E4]);[.C4]=&quot;best&quot;);1;0)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31891381811482E-074" calcext:value-type="float">
            <text:p>1.31891381811482E-74</text:p>
          </table:table-cell>
          <table:table-cell table:style-name="ce1" office:value-type="float" office:value="1.11207533271218E-018" calcext:value-type="float">
            <text:p>1.11207533271218E-18</text:p>
          </table:table-cell>
          <table:table-cell table:style-name="ce1"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iend.txt</text:p>
          </table:table-cell>
          <table:table-cell office:value-type="string" calcext:value-type="string">
            <text:p>worst</text:p>
          </table:table-cell>
          <table:table-cell table:number-columns-repeated="2" office:value-type="string" calcext:value-type="string">
            <text:p>best</text:p>
          </table:table-cell>
          <table:table-cell table:formula="of:=IF(AND(AND([.C5]=[.D5];[.D5]=[.E5]);[.C5]=&quot;best&quot;);1;0)" office:value-type="float" office:value="0" calcext:value-type="float">
            <text:p>0</text:p>
          </table:table-cell>
          <table:table-cell office:value-type="float" office:value="2.82184700897473E-047" calcext:value-type="float">
            <text:p>2.82184700897473E-47</text:p>
          </table:table-cell>
          <table:table-cell office:value-type="float" office:value="3.6199585301772E-082" calcext:value-type="float">
            <text:p>3.6199585301772E-8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K_whitepaper_en.txt</text:p>
          </table:table-cell>
          <table:table-cell table:number-columns-repeated="2" office:value-type="string" calcext:value-type="string">
            <text:p>mediocre</text:p>
          </table:table-cell>
          <table:table-cell office:value-type="string" calcext:value-type="string">
            <text:p>best</text:p>
          </table:table-cell>
          <table:table-cell table:formula="of:=IF(AND(AND([.C6]=[.D6];[.D6]=[.E6]);[.C6]=&quot;best&quot;);1;0)" office:value-type="float" office:value="0" calcext:value-type="float">
            <text:p>0</text:p>
          </table:table-cell>
          <table:table-cell office:value-type="float" office:value="6.21107048789217E-146" calcext:value-type="float">
            <text:p>6.21107048789217E-146</text:p>
          </table:table-cell>
          <table:table-cell office:value-type="float" office:value="1" calcext:value-type="float">
            <text:p>1</text:p>
          </table:table-cell>
          <table:table-cell office:value-type="float" office:value="4.39949275784065E-099" calcext:value-type="float">
            <text:p>4.39949275784065E-99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lobitex.txt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best</text:p>
          </table:table-cell>
          <table:table-cell table:formula="of:=IF(AND(AND([.C7]=[.D7];[.D7]=[.E7]);[.C7]=&quot;best&quot;);1;0)" office:value-type="float" office:value="0" calcext:value-type="float">
            <text:p>0</text:p>
          </table:table-cell>
          <table:table-cell office:value-type="float" office:value="0.999985838315506" calcext:value-type="float">
            <text:p>0.999985838315506</text:p>
          </table:table-cell>
          <table:table-cell office:value-type="float" office:value="1.80126718952842E-112" calcext:value-type="float">
            <text:p>1.80126718952842E-112</text:p>
          </table:table-cell>
          <table:table-cell office:value-type="float" office:value="0.0000141616844943005" calcext:value-type="float">
            <text:p>1.41616844943005E-05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bitum-White-Paper.txt</text:p>
          </table:table-cell>
          <table:table-cell office:value-type="string" calcext:value-type="string">
            <text:p>worst</text:p>
          </table:table-cell>
          <table:table-cell table:number-columns-repeated="2" office:value-type="string" calcext:value-type="string">
            <text:p>best</text:p>
          </table:table-cell>
          <table:table-cell table:formula="of:=IF(AND(AND([.C8]=[.D8];[.D8]=[.E8]);[.C8]=&quot;best&quot;);1;0)" office:value-type="float" office:value="0" calcext:value-type="float">
            <text:p>0</text:p>
          </table:table-cell>
          <table:table-cell office:value-type="float" office:value="2.63488953186387E-086" calcext:value-type="float">
            <text:p>2.63488953186387E-86</text:p>
          </table:table-cell>
          <table:table-cell office:value-type="float" office:value="6.53709928773029E-024" calcext:value-type="float">
            <text:p>6.53709928773029E-24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tawallet.txt</text:p>
          </table:table-cell>
          <table:table-cell table:number-columns-repeated="2" office:value-type="string" calcext:value-type="string">
            <text:p>mediocre</text:p>
          </table:table-cell>
          <table:table-cell office:value-type="string" calcext:value-type="string">
            <text:p>worst</text:p>
          </table:table-cell>
          <table:table-cell table:formula="of:=IF(AND(AND([.C9]=[.D9];[.D9]=[.E9]);[.C9]=&quot;best&quot;);1;0)" office:value-type="float" office:value="0" calcext:value-type="float">
            <text:p>0</text:p>
          </table:table-cell>
          <table:table-cell office:value-type="float" office:value="0.419933608835862" calcext:value-type="float">
            <text:p>0.419933608835862</text:p>
          </table:table-cell>
          <table:table-cell office:value-type="float" office:value="0.580066391164138" calcext:value-type="float">
            <text:p>0.580066391164138</text:p>
          </table:table-cell>
          <table:table-cell office:value-type="float" office:value="1.62489259496918E-023" calcext:value-type="float">
            <text:p>1.62489259496918E-23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fereumWhitepaper.txt</text:p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diocre</text:p>
          </table:table-cell>
          <table:table-cell table:formula="of:=IF(AND(AND([.C10]=[.D10];[.D10]=[.E10]);[.C10]=&quot;best&quot;);1;0)" office:value-type="float" office:value="0" calcext:value-type="float">
            <text:p>0</text:p>
          </table:table-cell>
          <table:table-cell office:value-type="float" office:value="0.000000498791277085632" calcext:value-type="float">
            <text:p>4.98791277085632E-07</text:p>
          </table:table-cell>
          <table:table-cell office:value-type="float" office:value="0.999999501208723" calcext:value-type="float">
            <text:p>0.999999501208723</text:p>
          </table:table-cell>
          <table:table-cell office:value-type="float" office:value="2.16176124592871E-048" calcext:value-type="float">
            <text:p>2.16176124592871E-48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urify.txt</text:p>
          </table:table-cell>
          <table:table-cell office:value-type="string" calcext:value-type="string">
            <text:p>mediocre</text:p>
          </table:table-cell>
          <table:table-cell table:number-columns-repeated="2" office:value-type="string" calcext:value-type="string">
            <text:p>best</text:p>
          </table:table-cell>
          <table:table-cell table:formula="of:=IF(AND(AND([.C11]=[.D11];[.D11]=[.E11]);[.C11]=&quot;best&quot;);1;0)" office:value-type="float" office:value="0" calcext:value-type="float">
            <text:p>0</text:p>
          </table:table-cell>
          <table:table-cell office:value-type="float" office:value="3.42660955847629E-141" calcext:value-type="float">
            <text:p>3.42660955847629E-141</text:p>
          </table:table-cell>
          <table:table-cell office:value-type="float" office:value="1" calcext:value-type="float">
            <text:p>1</text:p>
          </table:table-cell>
          <table:table-cell office:value-type="float" office:value="1.30863338837401E-074" calcext:value-type="float">
            <text:p>1.30863338837401E-74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e_whitepaper_v3.txt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best</text:p>
          </table:table-cell>
          <table:table-cell table:formula="of:=IF(AND(AND([.C12]=[.D12];[.D12]=[.E12]);[.C12]=&quot;best&quot;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7493131047102E-019" calcext:value-type="float">
            <text:p>1.67493131047102E-19</text:p>
          </table:table-cell>
          <table:table-cell office:value-type="float" office:value="6.0820924329292E-067" calcext:value-type="float">
            <text:p>6.0820924329292E-67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ealth_whitepaper.txt</text:p>
          </table:table-cell>
          <table:table-cell office:value-type="string" calcext:value-type="string">
            <text:p>mediocre</text:p>
          </table:table-cell>
          <table:table-cell table:number-columns-repeated="2" office:value-type="string" calcext:value-type="string">
            <text:p>best</text:p>
          </table:table-cell>
          <table:table-cell table:formula="of:=IF(AND(AND([.C13]=[.D13];[.D13]=[.E13]);[.C13]=&quot;best&quot;);1;0)" office:value-type="float" office:value="0" calcext:value-type="float">
            <text:p>0</text:p>
          </table:table-cell>
          <table:table-cell office:value-type="float" office:value="6.52041420437191E-085" calcext:value-type="float">
            <text:p>6.52041420437191E-85</text:p>
          </table:table-cell>
          <table:table-cell office:value-type="float" office:value="1" calcext:value-type="float">
            <text:p>1</text:p>
          </table:table-cell>
          <table:table-cell office:value-type="float" office:value="2.99851969328402E-130" calcext:value-type="float">
            <text:p>2.99851969328402E-130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ock.io.txt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best</text:p>
          </table:table-cell>
          <table:table-cell table:formula="of:=IF(AND(AND([.C14]=[.D14];[.D14]=[.E14]);[.C14]=&quot;best&quot;);1;0)" office:value-type="float" office:value="0" calcext:value-type="float">
            <text:p>0</text:p>
          </table:table-cell>
          <table:table-cell office:value-type="float" office:value="1.18091252013412E-105" calcext:value-type="float">
            <text:p>1.18091252013412E-105</text:p>
          </table:table-cell>
          <table:table-cell office:value-type="float" office:value="4.72885644958882E-032" calcext:value-type="float">
            <text:p>4.72885644958882E-3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pien.txt</text:p>
          </table:table-cell>
          <table:table-cell office:value-type="string" calcext:value-type="string">
            <text:p>mediocre</text:p>
          </table:table-cell>
          <table:table-cell table:number-columns-repeated="2" office:value-type="string" calcext:value-type="string">
            <text:p>best</text:p>
          </table:table-cell>
          <table:table-cell table:formula="of:=IF(AND(AND([.C15]=[.D15];[.D15]=[.E15]);[.C15]=&quot;best&quot;);1;0)" office:value-type="float" office:value="0" calcext:value-type="float">
            <text:p>0</text:p>
          </table:table-cell>
          <table:table-cell office:value-type="float" office:value="0.0000000000000467710217684752" calcext:value-type="float">
            <text:p>4.67710217684752E-14</text:p>
          </table:table-cell>
          <table:table-cell office:value-type="float" office:value="0.999999999999953" calcext:value-type="float">
            <text:p>0.999999999999953</text:p>
          </table:table-cell>
          <table:table-cell office:value-type="float" office:value="1.09616613502026E-030" calcext:value-type="float">
            <text:p>1.09616613502026E-30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intrux.txt</text:p>
          </table:table-cell>
          <table:table-cell office:value-type="string" calcext:value-type="string">
            <text:p>worst</text:p>
          </table:table-cell>
          <table:table-cell table:number-columns-repeated="2" office:value-type="string" calcext:value-type="string">
            <text:p>best</text:p>
          </table:table-cell>
          <table:table-cell table:formula="of:=IF(AND(AND([.C16]=[.D16];[.D16]=[.E16]);[.C16]=&quot;best&quot;);1;0)" office:value-type="float" office:value="0" calcext:value-type="float">
            <text:p>0</text:p>
          </table:table-cell>
          <table:table-cell office:value-type="float" office:value="9.35870783693759E-050" calcext:value-type="float">
            <text:p>9.35870783693759E-50</text:p>
          </table:table-cell>
          <table:table-cell office:value-type="float" office:value="3.53604905335042E-071" calcext:value-type="float">
            <text:p>3.53604905335042E-7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martvalley.txt</text:p>
          </table:table-cell>
          <table:table-cell office:value-type="string" calcext:value-type="string">
            <text:p>worst</text:p>
          </table:table-cell>
          <table:table-cell table:number-columns-repeated="2" office:value-type="string" calcext:value-type="string">
            <text:p>mediocre</text:p>
          </table:table-cell>
          <table:table-cell table:formula="of:=IF(AND(AND([.C17]=[.D17];[.D17]=[.E17]);[.C17]=&quot;best&quot;);1;0)" office:value-type="float" office:value="0" calcext:value-type="float">
            <text:p>0</text:p>
          </table:table-cell>
          <table:table-cell office:value-type="float" office:value="2.52398564443473E-103" calcext:value-type="float">
            <text:p>2.52398564443473E-103</text:p>
          </table:table-cell>
          <table:table-cell office:value-type="float" office:value="4.0525051716222E-125" calcext:value-type="float">
            <text:p>4.0525051716222E-125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IFTO_Whitepaper_V2.0_20171204.txt</text:p>
          </table:table-cell>
          <table:table-cell table:number-columns-repeated="2" office:value-type="string" calcext:value-type="string">
            <text:p>mediocre</text:p>
          </table:table-cell>
          <table:table-cell office:value-type="string" calcext:value-type="string">
            <text:p>best</text:p>
          </table:table-cell>
          <table:table-cell table:formula="of:=IF(AND(AND([.C18]=[.D18];[.D18]=[.E18]);[.C18]=&quot;best&quot;);1;0)" office:value-type="float" office:value="0" calcext:value-type="float">
            <text:p>0</text:p>
          </table:table-cell>
          <table:table-cell office:value-type="float" office:value="5.2502634629177E-115" calcext:value-type="float">
            <text:p>5.2502634629177E-115</text:p>
          </table:table-cell>
          <table:table-cell office:value-type="float" office:value="1" calcext:value-type="float">
            <text:p>1</text:p>
          </table:table-cell>
          <table:table-cell office:value-type="float" office:value="8.66753371683118E-080" calcext:value-type="float">
            <text:p>8.66753371683118E-80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e-food-white-paper.txt</text:p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best</text:p>
          </table:table-cell>
          <table:table-cell table:formula="of:=IF(AND(AND([.C19]=[.D19];[.D19]=[.E19]);[.C19]=&quot;best&quot;);1;0)" office:value-type="float" office:value="0" calcext:value-type="float">
            <text:p>0</text:p>
          </table:table-cell>
          <table:table-cell office:value-type="float" office:value="2.02216736056389E-157" calcext:value-type="float">
            <text:p>2.02216736056389E-157</text:p>
          </table:table-cell>
          <table:table-cell office:value-type="float" office:value="1" calcext:value-type="float">
            <text:p>1</text:p>
          </table:table-cell>
          <table:table-cell office:value-type="float" office:value="1.2271052232044E-080" calcext:value-type="float">
            <text:p>1.2271052232044E-80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ira.txt</text:p>
          </table:table-cell>
          <table:table-cell office:value-type="string" calcext:value-type="string">
            <text:p>worst</text:p>
          </table:table-cell>
          <table:table-cell table:number-columns-repeated="2" office:value-type="string" calcext:value-type="string">
            <text:p>best</text:p>
          </table:table-cell>
          <table:table-cell table:formula="of:=IF(AND(AND([.C20]=[.D20];[.D20]=[.E20]);[.C20]=&quot;best&quot;);1;0)" office:value-type="float" office:value="0" calcext:value-type="float">
            <text:p>0</text:p>
          </table:table-cell>
          <table:table-cell office:value-type="float" office:value="2.25561601429417E-134" calcext:value-type="float">
            <text:p>2.25561601429417E-134</text:p>
          </table:table-cell>
          <table:table-cell office:value-type="float" office:value="6.07402043526434E-196" calcext:value-type="float">
            <text:p>6.07402043526434E-196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ryogen-WP.txt</text:p>
          </table:table-cell>
          <table:table-cell office:value-type="string" calcext:value-type="string">
            <text:p>worst</text:p>
          </table:table-cell>
          <table:table-cell table:number-columns-repeated="2" office:value-type="string" calcext:value-type="string">
            <text:p>best</text:p>
          </table:table-cell>
          <table:table-cell table:formula="of:=IF(AND(AND([.C21]=[.D21];[.D21]=[.E21]);[.C21]=&quot;best&quot;);1;0)" office:value-type="float" office:value="0" calcext:value-type="float">
            <text:p>0</text:p>
          </table:table-cell>
          <table:table-cell office:value-type="float" office:value="5.42167582371705E-149" calcext:value-type="float">
            <text:p>5.42167582371705E-149</text:p>
          </table:table-cell>
          <table:table-cell office:value-type="float" office:value="4.40858916895385E-106" calcext:value-type="float">
            <text:p>4.40858916895385E-106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ranscodium.txt</text:p>
          </table:table-cell>
          <table:table-cell table:number-columns-repeated="3" office:value-type="string" calcext:value-type="string">
            <text:p>mediocre</text:p>
          </table:table-cell>
          <table:table-cell table:formula="of:=IF(AND(AND([.C22]=[.D22];[.D22]=[.E22]);[.C22]=&quot;best&quot;);1;0)" office:value-type="float" office:value="0" calcext:value-type="float">
            <text:p>0</text:p>
          </table:table-cell>
          <table:table-cell office:value-type="float" office:value="1.12300624716581E-015" calcext:value-type="float">
            <text:p>1.12300624716581E-15</text:p>
          </table:table-cell>
          <table:table-cell office:value-type="float" office:value="0.999999999999999" calcext:value-type="float">
            <text:p>0.999999999999999</text:p>
          </table:table-cell>
          <table:table-cell office:value-type="float" office:value="1.13332168009913E-057" calcext:value-type="float">
            <text:p>1.13332168009913E-57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viaddress.txt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diocre</text:p>
          </table:table-cell>
          <table:table-cell table:formula="of:=IF(AND(AND([.C23]=[.D23];[.D23]=[.E23]);[.C23]=&quot;best&quot;);1;0)" office:value-type="float" office:value="0" calcext:value-type="float">
            <text:p>0</text:p>
          </table:table-cell>
          <table:table-cell office:value-type="float" office:value="2.71831168983572E-052" calcext:value-type="float">
            <text:p>2.71831168983572E-52</text:p>
          </table:table-cell>
          <table:table-cell office:value-type="float" office:value="2.86884834307031E-062" calcext:value-type="float">
            <text:p>2.86884834307031E-6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nvacio.txt</text:p>
          </table:table-cell>
          <table:table-cell office:value-type="string" calcext:value-type="string">
            <text:p>mediocre</text:p>
          </table:table-cell>
          <table:table-cell table:number-columns-repeated="2" office:value-type="string" calcext:value-type="string">
            <text:p>best</text:p>
          </table:table-cell>
          <table:table-cell table:formula="of:=IF(AND(AND([.C24]=[.D24];[.D24]=[.E24]);[.C24]=&quot;best&quot;);1;0)" office:value-type="float" office:value="0" calcext:value-type="float">
            <text:p>0</text:p>
          </table:table-cell>
          <table:table-cell office:value-type="float" office:value="1.44001754721472E-213" calcext:value-type="float">
            <text:p>1.44001754721472E-213</text:p>
          </table:table-cell>
          <table:table-cell office:value-type="float" office:value="1" calcext:value-type="float">
            <text:p>1</text:p>
          </table:table-cell>
          <table:table-cell office:value-type="float" office:value="1.33188078485995E-122" calcext:value-type="float">
            <text:p>1.33188078485995E-122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BI_Whitepaper_ENG.txt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best</text:p>
          </table:table-cell>
          <table:table-cell table:formula="of:=IF(AND(AND([.C25]=[.D25];[.D25]=[.E25]);[.C25]=&quot;best&quot;);1;0)" office:value-type="float" office:value="0" calcext:value-type="float">
            <text:p>0</text:p>
          </table:table-cell>
          <table:table-cell office:value-type="float" office:value="4.57318641509357E-037" calcext:value-type="float">
            <text:p>4.57318641509357E-37</text:p>
          </table:table-cell>
          <table:table-cell office:value-type="float" office:value="1.16281359913749E-110" calcext:value-type="float">
            <text:p>1.16281359913749E-11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ravelchain.txt</text:p>
          </table:table-cell>
          <table:table-cell office:value-type="string" calcext:value-type="string">
            <text:p>mediocre</text:p>
          </table:table-cell>
          <table:table-cell table:number-columns-repeated="2" office:value-type="string" calcext:value-type="string">
            <text:p>best</text:p>
          </table:table-cell>
          <table:table-cell table:formula="of:=IF(AND(AND([.C26]=[.D26];[.D26]=[.E26]);[.C26]=&quot;best&quot;);1;0)" office:value-type="float" office:value="0" calcext:value-type="float">
            <text:p>0</text:p>
          </table:table-cell>
          <table:table-cell office:value-type="float" office:value="1.22795859159776E-033" calcext:value-type="float">
            <text:p>1.22795859159776E-33</text:p>
          </table:table-cell>
          <table:table-cell office:value-type="float" office:value="1" calcext:value-type="float">
            <text:p>1</text:p>
          </table:table-cell>
          <table:table-cell office:value-type="float" office:value="1.80099213446873E-018" calcext:value-type="float">
            <text:p>1.80099213446873E-18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OKENOMY_en.txt</text:p>
          </table:table-cell>
          <table:table-cell office:value-type="string" calcext:value-type="string">
            <text:p>mediocre</text:p>
          </table:table-cell>
          <table:table-cell table:number-columns-repeated="2" office:value-type="string" calcext:value-type="string">
            <text:p>best</text:p>
          </table:table-cell>
          <table:table-cell table:formula="of:=IF(AND(AND([.C27]=[.D27];[.D27]=[.E27]);[.C27]=&quot;best&quot;);1;0)" office:value-type="float" office:value="0" calcext:value-type="float">
            <text:p>0</text:p>
          </table:table-cell>
          <table:table-cell office:value-type="float" office:value="1.97005939693744E-064" calcext:value-type="float">
            <text:p>1.97005939693744E-64</text:p>
          </table:table-cell>
          <table:table-cell office:value-type="float" office:value="1" calcext:value-type="float">
            <text:p>1</text:p>
          </table:table-cell>
          <table:table-cell office:value-type="float" office:value="3.74536549573474E-033" calcext:value-type="float">
            <text:p>3.74536549573474E-33</text:p>
          </table:table-cell>
          <table:table-cell table:number-columns-repeated="101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rentberry.txt</text:p>
          </table:table-cell>
          <table:table-cell table:number-columns-repeated="3" table:style-name="ce1" office:value-type="string" calcext:value-type="string">
            <text:p>best</text:p>
          </table:table-cell>
          <table:table-cell table:style-name="ce1" table:formula="of:=IF(AND(AND([.C28]=[.D28];[.D28]=[.E28]);[.C28]=&quot;best&quot;);1;0)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.95288152866508E-080" calcext:value-type="float">
            <text:p>5.95288152866508E-80</text:p>
          </table:table-cell>
          <table:table-cell table:style-name="ce1" office:value-type="float" office:value="1.37936624418857E-029" calcext:value-type="float">
            <text:p>1.37936624418857E-29</text:p>
          </table:table-cell>
          <table:table-cell table:style-name="ce1"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nsightsNetworkWhitepaperV0.5.txt</text:p>
          </table:table-cell>
          <table:table-cell office:value-type="string" calcext:value-type="string">
            <text:p>mediocre</text:p>
          </table:table-cell>
          <table:table-cell table:number-columns-repeated="2" office:value-type="string" calcext:value-type="string">
            <text:p>best</text:p>
          </table:table-cell>
          <table:table-cell table:formula="of:=IF(AND(AND([.C29]=[.D29];[.D29]=[.E29]);[.C29]=&quot;best&quot;);1;0)" office:value-type="float" office:value="0" calcext:value-type="float">
            <text:p>0</text:p>
          </table:table-cell>
          <table:table-cell office:value-type="float" office:value="1.03005379729151E-145" calcext:value-type="float">
            <text:p>1.03005379729151E-145</text:p>
          </table:table-cell>
          <table:table-cell office:value-type="float" office:value="1" calcext:value-type="float">
            <text:p>1</text:p>
          </table:table-cell>
          <table:table-cell office:value-type="float" office:value="1.8464649773553E-059" calcext:value-type="float">
            <text:p>1.8464649773553E-59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ladius.txt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best</text:p>
          </table:table-cell>
          <table:table-cell table:formula="of:=IF(AND(AND([.C30]=[.D30];[.D30]=[.E30]);[.C30]=&quot;best&quot;)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85572179210046E-026" calcext:value-type="float">
            <text:p>5.85572179210046E-26</text:p>
          </table:table-cell>
          <table:table-cell office:value-type="float" office:value="5.2361179779419E-017" calcext:value-type="float">
            <text:p>5.2361179779419E-17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elfkey-whitepaper-en.txt</text:p>
          </table:table-cell>
          <table:table-cell office:value-type="string" calcext:value-type="string">
            <text:p>mediocr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diocre</text:p>
          </table:table-cell>
          <table:table-cell table:formula="of:=IF(AND(AND([.C31]=[.D31];[.D31]=[.E31]);[.C31]=&quot;best&quot;);1;0)" office:value-type="float" office:value="0" calcext:value-type="float">
            <text:p>0</text:p>
          </table:table-cell>
          <table:table-cell office:value-type="float" office:value="0.0000000000150945253742057" calcext:value-type="float">
            <text:p>1.50945253742057E-11</text:p>
          </table:table-cell>
          <table:table-cell office:value-type="float" office:value="0.999999999984905" calcext:value-type="float">
            <text:p>0.999999999984905</text:p>
          </table:table-cell>
          <table:table-cell office:value-type="float" office:value="3.45720342672163E-016" calcext:value-type="float">
            <text:p>3.45720342672163E-16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best</text:p>
          </table:table-cell>
          <table:table-cell table:formula="of:=IF(AND(AND([.C32]=[.D32];[.D32]=[.E32]);[.C32]=&quot;best&quot;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best</text:p>
          </table:table-cell>
          <table:table-cell table:formula="of:=IF(AND(AND([.C33]=[.D33];[.D33]=[.E33]);[.C33]=&quot;best&quot;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mediocre</text:p>
          </table:table-cell>
          <table:table-cell table:formula="of:=IF(AND(AND([.C34]=[.D34];[.D34]=[.E34]);[.C34]=&quot;best&quot;);1;0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best</text:p>
          </table:table-cell>
          <table:table-cell table:formula="of:=IF(AND(AND([.C35]=[.D35];[.D35]=[.E35]);[.C35]=&quot;best&quot;);1;0)"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1T13:56:39.677016290</dc:date>
    <meta:editing-duration>PT11M35S</meta:editing-duration>
    <meta:editing-cycles>3</meta:editing-cycles>
    <meta:generator>LibreOffice/5.4.1.2$MacOSX_X86_64 LibreOffice_project/ea7cb86e6eeb2bf3a5af73a8f7777ac570321527</meta:generator>
    <meta:document-statistic meta:table-count="1" meta:cell-count="285" meta:object-count="0"/>
  </office:meta>
</office:document-meta>
</file>